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setFactory.loadCharset( Charset char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arsetFactory.CharsetFactor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harsetFactory.ge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setFactory.loadCharset( String clazz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harsetFactory.getCharset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arsetFactoryException.CharsetFactoryException( String message , Exception exce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rsetFactory.getDefaul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setFactory.newInstan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harsetFactoryException.printStackTrace( Prin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arsetFactory.loadCharsetsFromJar( URL ur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harsetFactoryException.g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setFactory.loadCharsetsFromFile( URL ur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harsetFactoryException.printStackTrace( PrintWriter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